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9.94mm"/>
    </style:style>
    <style:style style:name="co2" style:family="table-column">
      <style:table-column-properties fo:break-before="auto" style:column-width="44.11mm"/>
    </style:style>
    <style:style style:name="co3" style:family="table-column">
      <style:table-column-properties fo:break-before="auto" style:column-width="35.35mm"/>
    </style:style>
    <style:style style:name="co4" style:family="table-column">
      <style:table-column-properties fo:break-before="auto" style:column-width="26.58mm"/>
    </style:style>
    <style:style style:name="co5" style:family="table-column">
      <style:table-column-properties fo:break-before="auto" style:column-width="42.42mm"/>
    </style:style>
    <style:style style:name="co6" style:family="table-column">
      <style:table-column-properties fo:break-before="auto" style:column-width="28.2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 fo:border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 style:data-style-name="N2">
      <style:table-cell-properties fo:border="none"/>
    </style:style>
    <style:style style:name="ce4" style:family="table-cell" style:parent-style-name="Default" style:data-style-name="N111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Messung</text:p>
          </table:table-cell>
          <table:table-cell table:style-name="ce1" office:value-type="string" calcext:value-type="string">
            <text:p>Laufzeit (ms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83" calcext:value-type="float">
            <text:p>6.8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41" calcext:value-type="float">
            <text:p>7.4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32" calcext:value-type="float">
            <text:p>7.3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31" calcext:value-type="float">
            <text:p>7.3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23" calcext:value-type="float">
            <text:p>7.2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68" calcext:value-type="float">
            <text:p>7.6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33" calcext:value-type="float">
            <text:p>7.3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7" calcext:value-type="float">
            <text:p>7.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93" calcext:value-type="float">
            <text:p>7.9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54" calcext:value-type="float">
            <text:p>7.5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36" calcext:value-type="float">
            <text:p>7.3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31" calcext:value-type="float">
            <text:p>7.3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56" calcext:value-type="float">
            <text:p>7.56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.14" calcext:value-type="float">
            <text:p>7.14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94" calcext:value-type="float">
            <text:p>6.94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32" calcext:value-type="float">
            <text:p>7.32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34" calcext:value-type="float">
            <text:p>7.34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28" calcext:value-type="float">
            <text:p>7.2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01" calcext:value-type="float">
            <text:p>7.0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76" calcext:value-type="float">
            <text:p>7.76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Mittelwert Laufzeit</text:p>
          </table:table-cell>
          <table:table-cell table:style-name="ce3" table:formula="of:=AVERAGE([.B3:.B22])" office:value-type="float" office:value="7.365" calcext:value-type="float">
            <text:p>7.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d. Laufzeit</text:p>
          </table:table-cell>
          <table:table-cell table:style-name="ce3" table:formula="of:=STDEV([.B3:.B22])" office:value-type="float" office:value="0.275136329843952" calcext:value-type="float">
            <text:p>0.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sicherheit Laufzeit</text:p>
          </table:table-cell>
          <table:table-cell table:style-name="ce3" table:formula="of:=[.B25]/SQRT(20)" office:value-type="float" office:value="0.0615223536610881" calcext:value-type="float">
            <text:p>0.06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Mittlere Laufzeit in s</text:p>
          </table:table-cell>
          <table:table-cell table:formula="of:=[.B24]/1000" office:value-type="float" office:value="0.007365" calcext:value-type="float">
            <text:p>0.0073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sicherheit Laufzeit in s</text:p>
          </table:table-cell>
          <table:table-cell table:formula="of:=[.B26]/1000" office:value-type="float" office:value="0.0000615223536610881" calcext:value-type="float">
            <text:p>6.15223536610881E-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ttlere Distanz</text:p>
          </table:table-cell>
          <table:table-cell office:value-type="float" office:value="2.561" calcext:value-type="float">
            <text:p>2.5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sicherheit Distanz</text:p>
          </table:table-cell>
          <table:table-cell office:value-type="float" office:value="0.003" calcext:value-type="float">
            <text:p>0.0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ttlere Schallgeschwindigkeit</text:p>
          </table:table-cell>
          <table:table-cell table:style-name="ce4" table:formula="of:=[.B30]/[.B28]" office:value-type="float" office:value="347.725729803123" calcext:value-type="float">
            <text:p>347.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sicherheit Schallgeschwindigkeit</text:p>
          </table:table-cell>
          <table:table-cell table:style-name="ce4" table:formula="of:=SQRT((1/[.B28]*[.B31])^2+(-[.B30]/([.B28]^2)*[.B29])^2)" office:value-type="float" office:value="2.93309318758866" calcext:value-type="float">
            <text:p>2.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00/00/0000</text:date>, <text:time style:data-style-name="N2" text:time-value="22:37:29.5553767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30T09:35:10.190081732</meta:creation-date>
    <dc:date>2015-10-12T22:39:51.146742574</dc:date>
    <meta:editing-duration>PT25M17S</meta:editing-duration>
    <meta:editing-cycles>6</meta:editing-cycles>
    <meta:generator>LibreOffice/4.4.5.2$Linux_X86_64 LibreOffice_project/40m0$Build-2</meta:generator>
    <meta:document-statistic meta:table-count="1" meta:cell-count="60" meta:object-count="0"/>
  </office:meta>
</office:document-meta>
</file>